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LeadAI Tech Stack &amp; Workflow (Full)</text:p>
      <text:p text:style-name="P2"><text:span text:style-name="T1"/></text:p>
      <text:p text:style-name="P3">This document reflects the **current repository state** and maps the major technical components and governance workflow as implemented in code and infrastructure.</text:p>
      <text:p text:style-name="P2"><text:span text:style-name="T1"/></text:p>
      <text:p text:style-name="P3">---</text:p>
      <text:p text:style-name="P2"><text:span text:style-name="T1"/></text:p>
      <text:p text:style-name="P3">## 1) Tech Stack (Full)</text:p>
      <text:p text:style-name="P2"><text:span text:style-name="T1"/></text:p>
      <text:p text:style-name="P3">### Frontend (apps/web)</text:p>
      <text:p text:style-name="P3">- **Framework:** Next.js 15 (App Router)</text:p>
      <text:p text:style-name="P3">- **Language:** TypeScript</text:p>
      <text:p text:style-name="P3">- **UI:** React 19</text:p>
      <text:p text:style-name="P3">- **Styling:** Tailwind CSS v4</text:p>
      <text:p text:style-name="P3">- **Internationalization:** `next-intl` (EN/TR)</text:p>
      <text:p text:style-name="P3">- **Auth:** NextAuth (email/passwordless) with Prisma adapter</text:p>
      <text:p text:style-name="P3">- **Charts:** `recharts`</text:p>
      <text:p text:style-name="P3">- **Reporting/Export:** `html2canvas`, `jspdf`, `pdf-lib`</text:p>
      <text:p text:style-name="P3">- **Utilities:** `clsx`</text:p>
      <text:p text:style-name="P2"><text:span text:style-name="T1"/></text:p>
      <text:p text:style-name="P3">### Backend (apps/core-svc)</text:p>
      <text:p text:style-name="P3">- **Framework:** FastAPI</text:p>
      <text:p text:style-name="P3">- **Language:** Python 3.11</text:p>
      <text:p text:style-name="P3">- **ORM:** SQLAlchemy</text:p>
      <text:p text:style-name="P3">- **Migrations:** Alembic</text:p>
      <text:p text:style-name="P3">- **Async DB:** asyncpg</text:p>
      <text:p text:style-name="P3">- **Background jobs:** Celery workers (alert worker + reg worker)</text:p>
      <text:p text:style-name="P3">- **File handling:** `python-multipart`</text:p>
      <text:p text:style-name="P3">- **Reporting:** `fpdf2`, `python-pptx`</text:p>
      <text:p text:style-name="P3">- **HTTP clients:** `httpx`</text:p>
      <text:p text:style-name="P2"><text:span text:style-name="T1"/></text:p>
      <text:p text:style-name="P3">### AI / LLM</text:p>
      <text:p text:style-name="P3">- **Local LLM runtime:** Ollama (host machine)</text:p>
      <text:p text:style-name="P3">- **Remote LLMs:** OpenAI / Gemini (configurable)</text:p>
      <text:p text:style-name="P3">- **RAG tooling:** MCP server (apps/mcp) + Qdrant vector search</text:p>
      <text:p text:style-name="P3">- **Document ingestion:** LeadAI chatbot ingest pipeline</text:p>
      <text:p text:style-name="P2"><text:span text:style-name="T1"/></text:p>
      <text:p text:style-name="P3">### Data &amp; Storage</text:p>
      <text:p text:style-name="P3">- **Postgres 15** (pgvector image)</text:p>
      <text:p text:style-name="P3">- **Redis 7** (queues + caching)</text:p>
      <text:p text:style-name="P3">- **MinIO (S3)** for evidence artifacts</text:p>
      <text:p text:style-name="P3">- **Qdrant** for embeddings + vector search</text:p>
      <text:p text:style-name="P2"><text:span text:style-name="T1"/></text:p>
      <text:p text:style-name="P3">### Docker Infrastructure (docker-compose)</text:p>
      <text:p text:style-name="P3">- `web` (Next.js)</text:p>
      <text:p text:style-name="P3"><text:soft-page-break/>- `core-svc` (FastAPI)</text:p>
      <text:p text:style-name="P3">- `reg-svc` + `reg-worker`</text:p>
      <text:p text:style-name="P3">- `alert_worker`</text:p>
      <text:p text:style-name="P3">- `cert-svc`</text:p>
      <text:p text:style-name="P3">- `mcp`</text:p>
      <text:p text:style-name="P3">- `leadai-chatbot` + `leadai-chatbot-ingest`</text:p>
      <text:p text:style-name="P3">- `pii-regex-worker`</text:p>
      <text:p text:style-name="P3">- `postgres`, `redis`, `minio`, `qdrant`, `mock-jira`</text:p>
      <text:p text:style-name="P2"><text:span text:style-name="T1"/></text:p>
      <text:p text:style-name="P3">---</text:p>
      <text:p text:style-name="P2"><text:span text:style-name="T1"/></text:p>
      <text:p text:style-name="P3">## 2) High-Level Architecture</text:p>
      <text:p text:style-name="P2"><text:span text:style-name="T1"/></text:p>
      <text:p text:style-name="P3">```mermaid</text:p>
      <text:p text:style-name="P3">flowchart LR</text:p>
      <text:p text:style-name="P3"><text:s/>subgraph Browser</text:p>
      <text:p text:style-name="P3"><text:s text:c="3"/>UI[Next.js Web UI]</text:p>
      <text:p text:style-name="P3"><text:s/>end</text:p>
      <text:p text:style-name="P2"><text:span text:style-name="T1"/></text:p>
      <text:p text:style-name="P3"><text:s/>UI --&gt;|/api| Web[apps/web]</text:p>
      <text:p text:style-name="P3"><text:s/>Web --&gt;|REST| Core[apps/core-svc]</text:p>
      <text:p text:style-name="P3"><text:s/>Web --&gt;|MCP tools| MCP[apps/mcp]</text:p>
      <text:p text:style-name="P2"><text:span text:style-name="T1"/></text:p>
      <text:p text:style-name="P3"><text:s/>Core --&gt; PG[(Postgres)]</text:p>
      <text:p text:style-name="P3"><text:s/>Core --&gt; Redis[(Redis)]</text:p>
      <text:p text:style-name="P3"><text:s/>Core --&gt; MinIO[(S3 Evidence)]</text:p>
      <text:p text:style-name="P3"><text:s/>MCP --&gt; Qdrant[(Qdrant)]</text:p>
      <text:p text:style-name="P3"><text:s/>MCP --&gt; MinIO</text:p>
      <text:p text:style-name="P3"><text:s/>MCP --&gt; Ollama[(Ollama / LLM)]</text:p>
      <text:p text:style-name="P2"><text:span text:style-name="T1"/></text:p>
      <text:p text:style-name="P3"><text:s/>PG --- Auth[(auth schema / NextAuth)]</text:p>
      <text:p text:style-name="P3"><text:s/>PG --- CoreData[(public schema / governance)]</text:p>
      <text:p text:style-name="P3">```</text:p>
      <text:p text:style-name="P2"><text:span text:style-name="T1"/></text:p>
      <text:p text:style-name="P3">---</text:p>
      <text:p text:style-name="P2"><text:span text:style-name="T1"/></text:p>
      <text:p text:style-name="P3">## 3) Core Workflow (Expected Behavior)</text:p>
      <text:p text:style-name="P2"><text:span text:style-name="T1"/></text:p>
      <text:p text:style-name="P3">### A) Entity Creation</text:p>
      <text:p text:style-name="P3">**UI**</text:p>
      <text:p text:style-name="P3">- `/entity`</text:p>
      <text:p text:style-name="P3">- `/ai_legal_standing` (saves entity profile after assessment)</text:p>
      <text:p text:style-name="P2"><text:span text:style-name="T1"/></text:p>
      <text:p text:style-name="P3">**API**</text:p>
      <text:p text:style-name="P3">- `POST /entity` (creates a profile)</text:p>
      <text:p text:style-name="P3">- `GET /entity/by-slug/{slug}` (fetch by slug)</text:p>
      <text:p text:style-name="P2"><text:span text:style-name="T1"/></text:p>
      <text:p text:style-name="P3"><text:soft-page-break/>**Tables**</text:p>
      <text:p text:style-name="P3">- `entity`</text:p>
      <text:p text:style-name="P3">- `entity_country`, `entity_primary_role`, `entity_risk_class`, `entity_sector_lookup`</text:p>
      <text:p text:style-name="P3">- `entity_region`, `entity_sector` (junctions)</text:p>
      <text:p text:style-name="P2"><text:span text:style-name="T1"/></text:p>
      <text:p text:style-name="P3">**Outcome**</text:p>
      <text:p text:style-name="P3">- New entity with `slug` and `status`.</text:p>
      <text:p text:style-name="P2"><text:span text:style-name="T1"/></text:p>
      <text:p text:style-name="P3">---</text:p>
      <text:p text:style-name="P2"><text:span text:style-name="T1"/></text:p>
      <text:p text:style-name="P3">### B) Project Registration</text:p>
      <text:p text:style-name="P3">**UI**</text:p>
      <text:p text:style-name="P3">- `/projects/register`</text:p>
      <text:p text:style-name="P2"><text:span text:style-name="T1"/></text:p>
      <text:p text:style-name="P3">**API**</text:p>
      <text:p text:style-name="P3">- `POST /admin/projects`</text:p>
      <text:p text:style-name="P2"><text:span text:style-name="T1"/></text:p>
      <text:p text:style-name="P3">**Tables**</text:p>
      <text:p text:style-name="P3">- `entity_projects`</text:p>
      <text:p text:style-name="P3">- Optional translations in `project_translations`</text:p>
      <text:p text:style-name="P2"><text:span text:style-name="T1"/></text:p>
      <text:p text:style-name="P3">**Outcome**</text:p>
      <text:p text:style-name="P3">- Projects stored with risk level, threshold, sponsor, owner, and status.</text:p>
      <text:p text:style-name="P2"><text:span text:style-name="T1"/></text:p>
      <text:p text:style-name="P3">---</text:p>
      <text:p text:style-name="P2"><text:span text:style-name="T1"/></text:p>
      <text:p text:style-name="P3">### C) KPI / Control Catalog</text:p>
      <text:p text:style-name="P3">**UI**</text:p>
      <text:p text:style-name="P3">- KPI Register (routes into Data Manager pages)</text:p>
      <text:p text:style-name="P2"><text:span text:style-name="T1"/></text:p>
      <text:p text:style-name="P3">**API**</text:p>
      <text:p text:style-name="P3">- `GET /admin/kpis`</text:p>
      <text:p text:style-name="P3">- `GET /admin/kpis.xlsx`</text:p>
      <text:p text:style-name="P2"><text:span text:style-name="T1"/></text:p>
      <text:p text:style-name="P3">**Catalog Tables**</text:p>
      <text:p text:style-name="P3">- `pillars`</text:p>
      <text:p text:style-name="P3">- `kpis`</text:p>
      <text:p text:style-name="P3">- `controls`</text:p>
      <text:p text:style-name="P3">- `kpi_definition`</text:p>
      <text:p text:style-name="P2"><text:span text:style-name="T1"/></text:p>
      <text:p text:style-name="P3">**Outcome**</text:p>
      <text:p text:style-name="P3">- Global catalog used to score projects.</text:p>
      <text:p text:style-name="P2"><text:span text:style-name="T1"/></text:p>
      <text:p text:style-name="P3">---</text:p>
      <text:p text:style-name="P2"><text:span text:style-name="T1"/></text:p>
      <text:p text:style-name="P3"><text:soft-page-break/>### D) KPI Input + Evidence Capture</text:p>
      <text:p text:style-name="P3">**UI**</text:p>
      <text:p text:style-name="P3">- Project Dashboard (KPI Admin, Evidence Capture)</text:p>
      <text:p text:style-name="P2"><text:span text:style-name="T1"/></text:p>
      <text:p text:style-name="P3">**API (examples)**</text:p>
      <text:p text:style-name="P3">- `POST /scorecard/{project_slug}` (upsert KPI raw values)</text:p>
      <text:p text:style-name="P3">- `GET /admin/projects/{project_slug}/kpis/{kpi_key}/control-id`</text:p>
      <text:p text:style-name="P3">- Evidence pipeline:</text:p>
      <text:p text:style-name="P3"><text:s/>- `POST /admin/projects/{project_slug}/controls/{control_id}/evidence:init`</text:p>
      <text:p text:style-name="P3"><text:s/>- `PUT /admin/projects/{project_slug}/controls/{control_id}/evidence:upload/{evidence_id}`</text:p>
      <text:p text:style-name="P3"><text:s/>- `POST /admin/projects/{project_slug}/controls/{control_id}/evidence:finalize`</text:p>
      <text:p text:style-name="P2"><text:span text:style-name="T1"/></text:p>
      <text:p text:style-name="P3">**Tables**</text:p>
      <text:p text:style-name="P3">- `control_values`</text:p>
      <text:p text:style-name="P3">- `evidence`</text:p>
      <text:p text:style-name="P3">- `evidence_audit`</text:p>
      <text:p text:style-name="P2"><text:span text:style-name="T1"/></text:p>
      <text:p text:style-name="P3">**Storage**</text:p>
      <text:p text:style-name="P3">- MinIO S3 bucket (evidence files).</text:p>
      <text:p text:style-name="P2"><text:span text:style-name="T1"/></text:p>
      <text:p text:style-name="P3">---</text:p>
      <text:p text:style-name="P2"><text:span text:style-name="T1"/></text:p>
      <text:p text:style-name="P3">### E) Evidence Control &amp; Audit</text:p>
      <text:p text:style-name="P3">**UI**</text:p>
      <text:p text:style-name="P3">- `/scorecard/admin/control-audit`</text:p>
      <text:p text:style-name="P2"><text:span text:style-name="T1"/></text:p>
      <text:p text:style-name="P3">**Tables**</text:p>
      <text:p text:style-name="P3">- `evidence_audit`</text:p>
      <text:p text:style-name="P3">- `audit_events`</text:p>
      <text:p text:style-name="P3">- `policy_alerts`</text:p>
      <text:p text:style-name="P3">- `provenance_audit`</text:p>
      <text:p text:style-name="P2"><text:span text:style-name="T1"/></text:p>
      <text:p text:style-name="P3">**Outcome**</text:p>
      <text:p text:style-name="P3">- Evidence is reviewed, accepted, rejected, or challenged.</text:p>
      <text:p text:style-name="P2"><text:span text:style-name="T1"/></text:p>
      <text:p text:style-name="P3">---</text:p>
      <text:p text:style-name="P2"><text:span text:style-name="T1"/></text:p>
      <text:p text:style-name="P3">### F) Scorecard Calculation</text:p>
      <text:p text:style-name="P3">**Logic**</text:p>
      <text:p text:style-name="P3">- Implemented in `apps/core-svc/app/scorecard.py`</text:p>
      <text:p text:style-name="P2"><text:span text:style-name="T1"/></text:p>
      <text:p text:style-name="P3"><text:soft-page-break/>**Computation**</text:p>
      <text:p text:style-name="P3">1. Normalize raw KPI values using `controls.norm_min/norm_max`.</text:p>
      <text:p text:style-name="P3">2. Aggregate KPIs into pillars via `controls.pillar`.</text:p>
      <text:p text:style-name="P3">3. If `pillar_overrides` exist, they override computed pillar results.</text:p>
      <text:p text:style-name="P3">4. Overall trust score = average of pillar scores.</text:p>
      <text:p text:style-name="P2"><text:span text:style-name="T1"/></text:p>
      <text:p text:style-name="P3">**Tables**</text:p>
      <text:p text:style-name="P3">- `control_values`</text:p>
      <text:p text:style-name="P3">- `controls`</text:p>
      <text:p text:style-name="P3">- `pillar_overrides`</text:p>
      <text:p text:style-name="P3">- `entity_projects`</text:p>
      <text:p text:style-name="P2"><text:span text:style-name="T1"/></text:p>
      <text:p text:style-name="P3">---</text:p>
      <text:p text:style-name="P2"><text:span text:style-name="T1"/></text:p>
      <text:p text:style-name="P3">### G) Executive Reporting</text:p>
      <text:p text:style-name="P3">**Modes**</text:p>
      <text:p text:style-name="P3">- Standard template report</text:p>
      <text:p text:style-name="P2"><text:span text:style-name="T1">- LLM</text:span><text:span text:style-name="T1">Entity Status (Code vs DB)</text:span></text:p>
      <text:p text:style-name="P2"><text:span text:style-name="T1"/></text:p>
      <text:p text:style-name="P3">**Code**</text:p>
      <text:p text:style-name="P3">- Authorization expects `entity_id` (via `user_entity_access`).</text:p>
      <text:p text:style-name="P3">- Slug is used for routing/display only.</text:p>
      <text:p text:style-name="P2"><text:span text:style-name="T1"/></text:p>
      <text:p text:style-name="P3">**DB**</text:p>
      <text:p text:style-name="P3">- Some tables already include `entity_id` + `entity_slug`.</text:p>
      <text:p text:style-name="P3">- Several core tables still missing `entity_id` or `entity_slug`.</text:p>
      <text:p text:style-name="P3">- The repo includes many Alembic migrations, but the DB may not be fully migrated depending on environment.</text:p>
      <text:p text:style-name="P2"><text:span text:style-name="T1"/></text:p>
      <text:p text:style-name="P3">---</text:p>
      <text:p text:style-name="P2"><text:span text:style-name="T1"/></text:p>
      <text:p text:style-name="P3">## 5) Override Tables (New)</text:p>
      <text:p text:style-name="P2"><text:span text:style-name="T1"/></text:p>
      <text:p text:style-name="P2"><text:span text:style-name="T1">To enable **hybrid** global KPIs + per</text:span><text:span text:style-name="T1">toll add i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MacOSX_AARCH64 LibreOffice_project/5cbfd1ab6520636bb5f7b99185aa69bd7456825d</meta:generator>
    <meta:document-statistic meta:table-count="0" meta:image-count="0" meta:object-count="0" meta:page-count="5" meta:paragraph-count="160" meta:word-count="624" meta:character-count="4672" meta:non-whitespace-character-count="4198"/>
  </office:meta>
</office:document-meta>
</file>